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3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6"/>
          <table:table-cell table:style-name="ce1"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edificio</text:p>
          </table:table-cell>
          <table:table-cell table:style-name="ce2" office:value-type="string" calcext:value-type="string">
            <text:p>grana recebida</text:p>
          </table:table-cell>
          <table:table-cell table:style-name="ce2" office:value-type="string" calcext:value-type="string">
            <text:p>tempo(s)</text:p>
          </table:table-cell>
          <table:table-cell table:style-name="ce2" office:value-type="string" calcext:value-type="string">
            <text:p>grana/tempo nivel 1</text:p>
          </table:table-cell>
          <table:table-cell table:style-name="ce4" office:value-type="string" calcext:value-type="string">
            <text:p>grana/tempo nivel 2</text:p>
          </table:table-cell>
          <table:table-cell table:style-name="ce2" office:value-type="string" calcext:value-type="string">
            <text:p>grana/tempo nivel 3</text:p>
          </table:table-cell>
          <table:table-cell table:style-name="ce2" office:value-type="string" calcext:value-type="string">
            <text:p>grana/tempo nivel 4</text:p>
          </table:table-cell>
          <table:table-cell table:style-name="ce2" office:value-type="string" calcext:value-type="string">
            <text:p>grana/tempo nivel 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ouse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table:formula="of:=[.D3]/[.E3]" office:value-type="float" office:value="0.555555555555556" calcext:value-type="float">
            <text:p>0,555555555555556</text:p>
          </table:table-cell>
          <table:table-cell table:style-name="Default" table:formula="of:=([.D3]*2)/[.E3]" office:value-type="float" office:value="1.11111111111111" calcext:value-type="float">
            <text:p>1,11111111111111</text:p>
          </table:table-cell>
          <table:table-cell table:formula="of:=([.D3]*3)/[.E3]" office:value-type="float" office:value="1.66666666666667" calcext:value-type="float">
            <text:p>1,66666666666667</text:p>
          </table:table-cell>
          <table:table-cell table:formula="of:=([.D3]*4)/[.E3]" office:value-type="float" office:value="2.22222222222222" calcext:value-type="float">
            <text:p>2,22222222222222</text:p>
          </table:table-cell>
          <table:table-cell table:formula="of:=([.D3]*5)/[.E3]" office:value-type="float" office:value="2.77777777777778" calcext:value-type="float">
            <text:p>2,77777777777778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ogueira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formula="of:=[.D4]/[.E4]" office:value-type="float" office:value="1" calcext:value-type="float">
            <text:p>1</text:p>
          </table:table-cell>
          <table:table-cell table:style-name="Default" table:formula="of:=([.D4]*2)/[.E4]" office:value-type="float" office:value="2" calcext:value-type="float">
            <text:p>2</text:p>
          </table:table-cell>
          <table:table-cell table:formula="of:=([.D4]*3)/[.E4]" office:value-type="float" office:value="3" calcext:value-type="float">
            <text:p>3</text:p>
          </table:table-cell>
          <table:table-cell table:formula="of:=([.D4]*4)/[.E4]" office:value-type="float" office:value="4" calcext:value-type="float">
            <text:p>4</text:p>
          </table:table-cell>
          <table:table-cell table:formula="of:=([.D4]*5)/[.E4]" office:value-type="float" office:value="5" calcext:value-type="float">
            <text:p>5</text:p>
          </table:table-cell>
        </table:table-row>
        <table:table-row table:style-name="ro1" table:number-rows-repeated="7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ouse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bonus/s</text:p>
          </table:table-cell>
          <table:table-cell table:style-name="ce1" office:value-type="string" calcext:value-type="string">
            <text:p>custo/benefici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50*[.C13]^2" office:value-type="float" office:value="50" calcext:value-type="float">
            <text:p>50</text:p>
          </table:table-cell>
          <table:table-cell table:formula="of:=100*[.C13]" office:value-type="float" office:value="100" calcext:value-type="float">
            <text:p>100</text:p>
          </table:table-cell>
          <table:table-cell table:style-name="ce3" table:formula="of:=[.E13]/180" office:value-type="float" office:value="0.555555555555556" calcext:value-type="float">
            <text:p>0,56</text:p>
          </table:table-cell>
          <table:table-cell table:formula="of:=[.F13]/[.D13]" office:value-type="float" office:value="0.0111111111111111" calcext:value-type="float">
            <text:p>0,0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50*[.C14]^2" office:value-type="float" office:value="200" calcext:value-type="float">
            <text:p>200</text:p>
          </table:table-cell>
          <table:table-cell table:formula="of:=100*[.C14]" office:value-type="float" office:value="200" calcext:value-type="float">
            <text:p>200</text:p>
          </table:table-cell>
          <table:table-cell table:style-name="ce3" table:formula="of:=[.E14]/180" office:value-type="float" office:value="1.11111111111111" calcext:value-type="float">
            <text:p>1,11</text:p>
          </table:table-cell>
          <table:table-cell table:formula="of:=[.F14]/[.D14]" office:value-type="float" office:value="0.00555555555555556" calcext:value-type="float">
            <text:p>0,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50*[.C15]^2" office:value-type="float" office:value="450" calcext:value-type="float">
            <text:p>450</text:p>
          </table:table-cell>
          <table:table-cell table:formula="of:=100*[.C15]" office:value-type="float" office:value="300" calcext:value-type="float">
            <text:p>300</text:p>
          </table:table-cell>
          <table:table-cell table:style-name="ce3" table:formula="of:=[.E15]/180" office:value-type="float" office:value="1.66666666666667" calcext:value-type="float">
            <text:p>1,67</text:p>
          </table:table-cell>
          <table:table-cell table:formula="of:=[.F15]/[.D15]" office:value-type="float" office:value="0.0037037037037037" calcext:value-type="float">
            <text:p>0,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50*[.C16]^2" office:value-type="float" office:value="800" calcext:value-type="float">
            <text:p>800</text:p>
          </table:table-cell>
          <table:table-cell table:formula="of:=100*[.C16]" office:value-type="float" office:value="400" calcext:value-type="float">
            <text:p>400</text:p>
          </table:table-cell>
          <table:table-cell table:style-name="ce3" table:formula="of:=[.E16]/180" office:value-type="float" office:value="2.22222222222222" calcext:value-type="float">
            <text:p>2,22</text:p>
          </table:table-cell>
          <table:table-cell table:formula="of:=[.F16]/[.D16]" office:value-type="float" office:value="0.00277777777777778" calcext:value-type="float">
            <text:p>0,0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50*[.C17]^2" office:value-type="float" office:value="1250" calcext:value-type="float">
            <text:p>1250</text:p>
          </table:table-cell>
          <table:table-cell table:formula="of:=100*[.C17]" office:value-type="float" office:value="500" calcext:value-type="float">
            <text:p>500</text:p>
          </table:table-cell>
          <table:table-cell table:style-name="ce3" table:formula="of:=[.E17]/180" office:value-type="float" office:value="2.77777777777778" calcext:value-type="float">
            <text:p>2,78</text:p>
          </table:table-cell>
          <table:table-cell table:formula="of:=[.F17]/[.D17]" office:value-type="float" office:value="0.00222222222222222" calcext:value-type="float">
            <text:p>0,0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gueira</text:p>
          </table:table-cell>
          <table:table-cell table:formula="of:=[.D12]" office:value-type="string" office:string-value="preço" calcext:value-type="string">
            <text:p>preço</text:p>
          </table:table-cell>
          <table:table-cell table:formula="of:=[.E12]" office:value-type="string" office:string-value="bonus" calcext:value-type="string">
            <text:p>bonus</text:p>
          </table:table-cell>
          <table:table-cell table:formula="of:=[.F12]" office:value-type="string" office:string-value="bonus/s" calcext:value-type="string">
            <text:p>bonus/s</text:p>
          </table:table-cell>
          <table:table-cell table:style-name="ce1" table:formula="of:=[.G12]" office:value-type="string" office:string-value="custo/beneficio" calcext:value-type="string">
            <text:p>custo/benefici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30*[.C20]^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0]/[.D20]" office:value-type="float" office:value="0.0333333333333333" calcext:value-type="float">
            <text:p>0,0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30*[.C21]^2" office:value-type="float" office:value="120" calcext:value-type="float">
            <text:p>1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1]/[.D21]" office:value-type="float" office:value="0.0166666666666667" calcext:value-type="float">
            <text:p>0,0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30*[.C22]^2" office:value-type="float" office:value="270" calcext:value-type="float">
            <text:p>27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22]/[.D22]" office:value-type="float" office:value="0.0111111111111111" calcext:value-type="float">
            <text:p>0,0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30*[.C23]^2" office:value-type="float" office:value="480" calcext:value-type="float">
            <text:p>48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F23]/[.D23]" office:value-type="float" office:value="0.00833333333333333" calcext:value-type="float">
            <text:p>0,0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30*[.C24]^2" office:value-type="float" office:value="750" calcext:value-type="float">
            <text:p>75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F24]/[.D24]" office:value-type="float" office:value="0.00666666666666667" calcext:value-type="float">
            <text:p>0,0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30*[.C25]^2" office:value-type="float" office:value="1080" calcext:value-type="float">
            <text:p>108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F25]/[.D25]" office:value-type="float" office:value="0.00555555555555556" calcext:value-type="float">
            <text:p>0,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30*[.C26]^2" office:value-type="float" office:value="1470" calcext:value-type="float">
            <text:p>147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F26]/[.D26]" office:value-type="float" office:value="0.00476190476190476" calcext:value-type="float">
            <text:p>0,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30*[.C27]^2" office:value-type="float" office:value="1920" calcext:value-type="float">
            <text:p>192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F27]/[.D27]" office:value-type="float" office:value="0.00416666666666667" calcext:value-type="float">
            <text:p>0,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30*[.C28]^2" office:value-type="float" office:value="2430" calcext:value-type="float">
            <text:p>243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F28]/[.D28]" office:value-type="float" office:value="0.0037037037037037" calcext:value-type="float">
            <text:p>0,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30*[.C29]^2" office:value-type="float" office:value="3000" calcext:value-type="float">
            <text:p>30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F29]/[.D29]" office:value-type="float" office:value="0.00333333333333333" calcext:value-type="float">
            <text:p>0,00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2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09:08:14.120000000</dc:date>
    <meta:editing-duration>PT3M3S</meta:editing-duration>
    <meta:editing-cycles>2</meta:editing-cycles>
    <meta:generator>LibreOffice/7.3.4.2$Windows_X86_64 LibreOffice_project/728fec16bd5f605073805c3c9e7c4212a0120dc5</meta:generator>
    <meta:document-statistic meta:table-count="1" meta:cell-count="109" meta:object-count="0"/>
  </office:meta>
</office:document-meta>
</file>